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┌──────┬───────────┬───────────┬───────────┬───────────┬────────────────────┬────────────┐</text:p>
      <text:p text:style-name="P1">│ step │ <text:s text:c="3"/>r0 <text:s text:c="4"/>│ <text:s text:c="3"/>r1 <text:s text:c="4"/>│ <text:s text:c="3"/>r2 <text:s text:c="4"/>│ <text:s text:c="3"/>r3 <text:s text:c="4"/>│ <text:s text:c="6"/>memory <text:s text:c="6"/>│ <text:s text:c="2"/>output <text:s text:c="2"/>│</text:p>
      <text:p text:style-name="P1">╞══════╪═══════════╪═══════════╪═══════════╪═══════════╪════════════════════╪════════════╡</text:p>
      <text:p text:style-name="P1">│ <text:s text:c="3"/>0 │ <text:s text:c="4"/>0 <text:s text:c="4"/>│ <text:s text:c="4"/>0 <text:s text:c="4"/>│ <text:s text:c="4"/>0 <text:s text:c="4"/>│ <text:s text:c="4"/>0 <text:s text:c="4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1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2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3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4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5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6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7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8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3"/>9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0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1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2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3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4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5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6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7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8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19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0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1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2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3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4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5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6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7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8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29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0 │ <text:s text:c="10"/>│ <text:s text:c="10"/>│ <text:s text:c="10"/>│ <text:s text:c="10"/>│[ <text:s text:c="17"/>]│ <text:s text:c="11"/>│</text:p>
      <text:p text:style-name="P1">└──────┴───────────┴───────────┴───────────┴───────────┴────────────────────┴────────────┘</text:p>
      <text:p text:style-name="P1"/>
      <text:p text:style-name="P1"><text:soft-page-break/>┌──────┬───────────┬───────────┬───────────┬───────────┬────────────────────┬────────────┐</text:p>
      <text:p text:style-name="P1">│ step │ <text:s text:c="3"/>r0 <text:s text:c="4"/>│ <text:s text:c="3"/>r1 <text:s text:c="4"/>│ <text:s text:c="3"/>r2 <text:s text:c="4"/>│ <text:s text:c="3"/>r3 <text:s text:c="4"/>│ <text:s text:c="6"/>memory <text:s text:c="6"/>│ <text:s text:c="2"/>output <text:s text:c="2"/>│</text:p>
      <text:p text:style-name="P1">╞══════╪═══════════╪═══════════╪═══════════╪═══════════╪════════════════════╪════════════╡</text:p>
      <text:p text:style-name="P1">│ <text:s text:c="2"/>31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2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3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4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5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6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7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8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39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0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1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2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3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4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5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6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7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8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49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0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1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2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3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4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5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6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7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8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59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60 │ <text:s text:c="10"/>│ <text:s text:c="10"/>│ <text:s text:c="10"/>│ <text:s text:c="10"/>│[ <text:s text:c="17"/>]│ <text:s text:c="11"/>│</text:p>
      <text:p text:style-name="P1">├──────┼───────────┼───────────┼───────────┼───────────┼────────────────────┼────────────┤</text:p>
      <text:p text:style-name="P1">│ <text:s text:c="2"/>61 │ <text:s text:c="10"/>│ <text:s text:c="10"/>│ <text:s text:c="10"/>│ <text:s text:c="10"/>│[ <text:s text:c="17"/>]│ <text:s text:c="11"/>│</text:p>
      <text:p text:style-name="P1">└──────┴───────────┴───────────┴───────────┴───────────┴────────────────────┴────────────┘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1:12:04.296235776</meta:creation-date>
    <dc:date>2026-02-20T13:14:00.838718709</dc:date>
    <meta:editing-duration>PT20M8S</meta:editing-duration>
    <meta:editing-cycles>4</meta:editing-cycles>
    <meta:generator>LibreOffice/24.8.3.2$Linux_X86_64 LibreOffice_project/480$Build-2</meta:generator>
    <meta:document-statistic meta:table-count="0" meta:image-count="0" meta:object-count="0" meta:page-count="2" meta:paragraph-count="130" meta:word-count="658" meta:character-count="11700" meta:non-whitespace-character-count="6742"/>
  </office:meta>
</office:document-meta>
</file>